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a51" officeooo:paragraph-rsid="001b6a51"/>
    </style:style>
    <style:style style:name="P2" style:family="paragraph" style:parent-style-name="Standard">
      <style:text-properties officeooo:rsid="001b6a51" officeooo:paragraph-rsid="001d2428"/>
    </style:style>
    <style:style style:name="P3" style:family="paragraph" style:parent-style-name="Standard">
      <style:text-properties officeooo:rsid="001b6a51" officeooo:paragraph-rsid="001d2428"/>
    </style:style>
    <style:style style:name="P4" style:family="paragraph" style:parent-style-name="Standard">
      <style:text-properties officeooo:rsid="001e59e5" officeooo:paragraph-rsid="001e59e5"/>
    </style:style>
    <style:style style:name="T1" style:family="text">
      <style:text-properties officeooo:rsid="001d2428"/>
    </style:style>
    <style:style style:name="T2" style:family="text">
      <style:text-properties officeooo:rsid="001e5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Notes:</text:p>
      <text:p text:style-name="P1"/>
      <text:p text:style-name="P1">March 25, 2018</text:p>
      <text:p text:style-name="P1">- Had to update the likwid-perfscope.lua script to not wait for Ctrl+C to end.</text:p>
      <text:p text:style-name="P1">- Must note that you need the following command for perfscope to actually work</text:p>
      <text:p text:style-name="P2"><text:tab/>- sudo setcap cap_sys_rawio+ep UAH/CPE_631/likwid/likwid.lua</text:p>
      <text:p text:style-name="P2">- <text:span text:style-name="T1">Example usage of the program</text:span></text:p>
      <text:p text:style-name="P2"><text:tab/>- sudo likwid-perfscope -g ENERGY -C S0:7 -r 10 -t 500ms ./testl</text:p>
      <text:p text:style-name="P2"/>
      <text:p text:style-name="P2"/>
      <text:p text:style-name="P2">- <text:span text:style-name="T2">Can pipe likwid commands together via putting the second likwid command in the chain as the executable to the other</text:span></text:p>
      <text:p text:style-name="P2"/>
      <text:p text:style-name="P4">Example.</text:p>
      <text:p text:style-name="P4">Likwid-perfscope -C 1 -g ENERGY -r 10 -t 500ms likwid-perfctr -C 1 -g BRANCH ./execu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0:48:32.983494982</meta:creation-date>
    <dc:date>2018-03-30T10:22:54.085818213</dc:date>
    <meta:editing-duration>PT4M11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10" meta:word-count="93" meta:character-count="554" meta:non-whitespace-character-count="469"/>
  </office:meta>
</office:document-meta>
</file>